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a933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8.673cm" fo:min-width="13.59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74cm" fo:min-width="2.322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286cm" svg:height="2.159cm" svg:x="1.408cm" svg:y="10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14.097cm" svg:height="18.923cm" svg:x="3.875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064cm" svg:height="2.794cm" svg:x="8.8cm" svg:y="10.462cm">
          <text:p text:style-name="P2"><text:span text:style-name="T1">View own </text:span></text:p>
          <text:p text:style-name="P2"><text:span text:style-name="T1">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064cm" svg:height="2.794cm" svg:x="13.6cm" svg:y="10.462cm">
          <text:p text:style-name="P2"><text:span text:style-name="T1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286cm" svg:height="2.159cm" svg:x="18.109cm" svg:y="10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4" draw:layer="layout" draw:type="line" svg:x1="17.664cm" svg:y1="11.859cm" svg:x2="18.109cm" svg:y2="11.859cm" draw:start-shape="id1" draw:start-glue-point="10" draw:end-shape="id2" draw:end-glue-point="6" svg:d="M17664 11859h445" svg:viewBox="0 0 446 1">
          <text:p/>
        </draw:connector>
        <draw:frame draw:style-name="gr5" draw:text-style-name="P6" draw:layer="layout" svg:width="1.603cm" svg:height="0.806cm" svg:x="1.716cm" svg:y="13.192cm">
          <draw:text-box>
            <text:p text:style-name="P5"><text:span text:style-name="T1">User</text:span></text:p>
          </draw:text-box>
        </draw:frame>
        <draw:frame draw:style-name="gr5" draw:text-style-name="P6" draw:layer="layout" svg:width="2.454cm" svg:height="1.361cm" svg:x="18.116cm" svg:y="13.192cm">
          <draw:text-box>
            <text:p text:style-name="P5"><text:span text:style-name="T1">Social</text:span></text:p>
            <text:p text:style-name="P5"><text:span text:style-name="T1">Network</text:span></text:p>
          </draw:text-box>
        </draw:frame>
        <draw:frame draw:style-name="gr5" draw:text-style-name="P8" draw:layer="layout" svg:width="5.569cm" svg:height="1.038cm" svg:x="8.69cm" svg:y="3.794cm">
          <draw:text-box>
            <text:p text:style-name="P7"><text:span text:style-name="T2">Social Network</text:span></text:p>
          </draw:text-box>
        </draw:frame>
        <draw:custom-shape draw:style-name="gr3" draw:text-style-name="P3" xml:id="id4" draw:id="id4" draw:layer="layout" svg:width="4.064cm" svg:height="2.794cm" svg:x="4.001cm" svg:y="10.463cm">
          <text:p text:style-name="P2"><text:span text:style-name="T1">Time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064cm" svg:height="2.794cm" svg:x="8.801cm" svg:y="14.463cm">
          <text:p text:style-name="P2"><text:span text:style-name="T1">View public </text:span></text:p>
          <text:p text:style-name="P2"><text:span text:style-name="T1">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4.064cm" svg:height="2.794cm" svg:x="8.801cm" svg:y="6.463cm">
          <text:p text:style-name="P2"><text:span text:style-name="T1">View followers </text:span></text:p>
          <text:p text:style-name="P2"><text:span text:style-name="T1">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694cm" svg:y1="11.859cm" svg:x2="4.001cm" svg:y2="11.86cm" draw:start-shape="id3" draw:start-glue-point="10" draw:end-shape="id4" draw:end-glue-point="6" svg:d="M3694 11859l307 1" svg:viewBox="0 0 308 2">
          <text:p/>
        </draw:connector>
        <draw:connector draw:style-name="gr6" draw:text-style-name="P4" draw:layer="layout" svg:x1="7.47cm" svg:y1="10.872cm" svg:x2="9.395cm" svg:y2="10.871cm" draw:start-shape="id4" draw:start-glue-point="11" draw:end-shape="id5" draw:end-glue-point="5" svg:d="M7470 10872v-937h1925v936" svg:viewBox="0 0 1926 938">
          <text:p/>
        </draw:connector>
        <draw:connector draw:style-name="gr6" draw:text-style-name="P4" draw:layer="layout" svg:x1="12.269cm" svg:y1="10.871cm" svg:x2="14.195cm" svg:y2="10.871cm" draw:start-shape="id5" draw:start-glue-point="11" draw:end-shape="id1" draw:end-glue-point="5" svg:d="M12269 10871v-936h1926v936" svg:viewBox="0 0 1927 937">
          <text:p/>
        </draw:connector>
        <draw:connector draw:style-name="gr6" draw:text-style-name="P4" draw:layer="layout" svg:x1="6.033cm" svg:y1="10.463cm" svg:x2="8.801cm" svg:y2="7.86cm" draw:start-shape="id4" draw:start-glue-point="4" draw:end-shape="id6" draw:end-glue-point="6" svg:d="M6033 10463v-2603h2768" svg:viewBox="0 0 2769 2604">
          <text:p/>
        </draw:connector>
        <draw:connector draw:style-name="gr6" draw:text-style-name="P4" draw:layer="layout" svg:x1="6.033cm" svg:y1="13.257cm" svg:x2="8.801cm" svg:y2="15.86cm" draw:start-shape="id4" draw:start-glue-point="8" draw:end-shape="id7" draw:end-glue-point="6" svg:d="M6033 13257v2603h2768" svg:viewBox="0 0 2769 2604">
          <text:p/>
        </draw:connector>
        <draw:connector draw:style-name="gr6" draw:text-style-name="P4" draw:layer="layout" svg:x1="12.865cm" svg:y1="7.86cm" svg:x2="15.632cm" svg:y2="10.462cm" draw:start-shape="id6" draw:start-glue-point="10" draw:end-shape="id1" draw:end-glue-point="4" svg:d="M12865 7860h2767v2602" svg:viewBox="0 0 2768 2603">
          <text:p/>
        </draw:connector>
        <draw:connector draw:style-name="gr6" draw:text-style-name="P4" draw:layer="layout" svg:x1="12.865cm" svg:y1="15.86cm" svg:x2="15.632cm" svg:y2="13.256cm" draw:start-shape="id7" draw:start-glue-point="10" draw:end-shape="id1" draw:end-glue-point="8" svg:d="M12865 15860h2767v-2604" svg:viewBox="0 0 2768 260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30T19:03:51.369000000</meta:creation-date>
    <dc:date>2021-10-30T19:30:37.507000000</dc:date>
    <meta:editing-duration>PT4M30S</meta:editing-duration>
    <meta:editing-cycles>1</meta:editing-cycles>
    <meta:document-statistic meta:object-count="19"/>
    <meta:generator>LibreOffice/6.3.6.2$Windows_X86_64 LibreOffice_project/2196df99b074d8a661f4036fca8fa0cbfa33a497</meta:generator>
  </office:meta>
</office:document-meta>
</file>